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1.8">
            <text:p>11,8</text:p>
          </table:table-cell>
          <table:table-cell office:value-type="float" office:value="2.8">
            <text:p>2,8</text:p>
          </table:table-cell>
          <table:table-cell table:formula="of:=[.B3]-[.C3]" office:value-type="float" office:value="9">
            <text:p>9</text:p>
          </table:table-cell>
          <table:table-cell table:formula="of:=[.D3]/[.$D$12]*100" office:value-type="float" office:value="3.17046535385916">
            <text:p>3,17</text:p>
          </table:table-cell>
          <table:table-cell table:formula="of:=[.D12]-[.D3]" office:value-type="float" office:value="274.87">
            <text:p>274,87</text:p>
          </table:table-cell>
          <table:table-cell table:formula="of:=[.F3]/[.$D$12]*100" office:value-type="float" office:value="96.8295346461408">
            <text:p>96,83</text:p>
          </table:table-cell>
          <table:table-cell/>
          <table:table-cell office:value-type="float" office:value="355">
            <text:p>355</text:p>
          </table:table-cell>
          <table:table-cell table:formula="of:=[.G3]" office:value-type="float" office:value="96.8295346461408">
            <text:p>96,83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9.4">
            <text:p>19,4</text:p>
          </table:table-cell>
          <table:table-cell office:value-type="float" office:value="2.7">
            <text:p>2,7</text:p>
          </table:table-cell>
          <table:table-cell table:formula="of:=[.B4]-[.C4]" office:value-type="float" office:value="16.7">
            <text:p>16,7</text:p>
          </table:table-cell>
          <table:table-cell table:formula="of:=[.D4]/[.$D$12]*100" office:value-type="float" office:value="5.88297460104978">
            <text:p>5,88</text:p>
          </table:table-cell>
          <table:table-cell table:formula="of:=[.F3]-[.D4]" office:value-type="float" office:value="258.17">
            <text:p>258,17</text:p>
          </table:table-cell>
          <table:table-cell table:formula="of:=[.F4]/[.$D$12]*100" office:value-type="float" office:value="90.9465600450911">
            <text:p>90,95</text:p>
          </table:table-cell>
          <table:table-cell/>
          <table:table-cell office:value-type="float" office:value="300">
            <text:p>300</text:p>
          </table:table-cell>
          <table:table-cell table:formula="of:=[.G4]" office:value-type="float" office:value="90.9465600450911">
            <text:p>90,95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3.5">
            <text:p>63,5</text:p>
          </table:table-cell>
          <table:table-cell office:value-type="float" office:value="2.7">
            <text:p>2,7</text:p>
          </table:table-cell>
          <table:table-cell table:formula="of:=[.B5]-[.C5]" office:value-type="float" office:value="60.8">
            <text:p>60,8</text:p>
          </table:table-cell>
          <table:table-cell table:formula="of:=[.D5]/[.$D$12]*100" office:value-type="float" office:value="21.4182548349597">
            <text:p>21,42</text:p>
          </table:table-cell>
          <table:table-cell table:formula="of:=[.F4]-[.D5]" office:value-type="float" office:value="197.37">
            <text:p>197,37</text:p>
          </table:table-cell>
          <table:table-cell table:formula="of:=[.F5]/[.$D$12]*100" office:value-type="float" office:value="69.5283052101314">
            <text:p>69,53</text:p>
          </table:table-cell>
          <table:table-cell/>
          <table:table-cell office:value-type="float" office:value="250">
            <text:p>250</text:p>
          </table:table-cell>
          <table:table-cell table:formula="of:=[.G5]" office:value-type="float" office:value="69.5283052101314">
            <text:p>69,53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1.6">
            <text:p>71,6</text:p>
          </table:table-cell>
          <table:table-cell office:value-type="float" office:value="2.7">
            <text:p>2,7</text:p>
          </table:table-cell>
          <table:table-cell table:formula="of:=[.B6]-[.C6]" office:value-type="float" office:value="68.9">
            <text:p>68,9</text:p>
          </table:table-cell>
          <table:table-cell table:formula="of:=[.D6]/[.$D$12]*100" office:value-type="float" office:value="24.2716736534329">
            <text:p>24,27</text:p>
          </table:table-cell>
          <table:table-cell table:formula="of:=[.F5]-[.D6]" office:value-type="float" office:value="128.47">
            <text:p>128,47</text:p>
          </table:table-cell>
          <table:table-cell table:formula="of:=[.F6]/[.$D$12]*100" office:value-type="float" office:value="45.2566315566985">
            <text:p>45,26</text:p>
          </table:table-cell>
          <table:table-cell/>
          <table:table-cell office:value-type="float" office:value="212">
            <text:p>212</text:p>
          </table:table-cell>
          <table:table-cell table:formula="of:=[.G6]" office:value-type="float" office:value="45.2566315566985">
            <text:p>45,26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6.7">
            <text:p>106,7</text:p>
          </table:table-cell>
          <table:table-cell office:value-type="float" office:value="2.9">
            <text:p>2,9</text:p>
          </table:table-cell>
          <table:table-cell table:formula="of:=[.B7]-[.C7]" office:value-type="float" office:value="103.8">
            <text:p>103,8</text:p>
          </table:table-cell>
          <table:table-cell table:formula="of:=[.D7]/[.$D$12]*100" office:value-type="float" office:value="36.5660337478423">
            <text:p>36,57</text:p>
          </table:table-cell>
          <table:table-cell table:formula="of:=[.F6]-[.D7]" office:value-type="float" office:value="24.67">
            <text:p>24,67</text:p>
          </table:table-cell>
          <table:table-cell table:formula="of:=[.F7]/[.$D$12]*100" office:value-type="float" office:value="8.69059780885618">
            <text:p>8,69</text:p>
          </table:table-cell>
          <table:table-cell/>
          <table:table-cell office:value-type="float" office:value="150">
            <text:p>150</text:p>
          </table:table-cell>
          <table:table-cell table:formula="of:=[.G7]" office:value-type="float" office:value="8.69059780885618">
            <text:p>8,69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.7">
            <text:p>21,7</text:p>
          </table:table-cell>
          <table:table-cell office:value-type="float" office:value="2.7">
            <text:p>2,7</text:p>
          </table:table-cell>
          <table:table-cell table:formula="of:=[.B8]-[.C8]" office:value-type="float" office:value="19">
            <text:p>19</text:p>
          </table:table-cell>
          <table:table-cell table:formula="of:=[.D8]/[.$D$12]*100" office:value-type="float" office:value="6.6932046359249">
            <text:p>6,69</text:p>
          </table:table-cell>
          <table:table-cell table:formula="of:=[.F7]-[.D8]" office:value-type="float" office:value="5.67000000000003">
            <text:p>5,67</text:p>
          </table:table-cell>
          <table:table-cell table:formula="of:=[.F8]/[.$D$12]*100" office:value-type="float" office:value="1.99739317293128">
            <text:p>2</text:p>
          </table:table-cell>
          <table:table-cell/>
          <table:table-cell office:value-type="float" office:value="100">
            <text:p>100</text:p>
          </table:table-cell>
          <table:table-cell table:formula="of:=[.G8]" office:value-type="float" office:value="1.99739317293128">
            <text:p>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.5">
            <text:p>4,5</text:p>
          </table:table-cell>
          <table:table-cell office:value-type="float" office:value="2.75">
            <text:p>2,75</text:p>
          </table:table-cell>
          <table:table-cell table:formula="of:=[.B9]-[.C9]" office:value-type="float" office:value="1.75">
            <text:p>1,75</text:p>
          </table:table-cell>
          <table:table-cell table:formula="of:=[.D9]/[.$D$12]*100" office:value-type="float" office:value="0.616479374361503">
            <text:p>0,62</text:p>
          </table:table-cell>
          <table:table-cell table:formula="of:=[.F8]-[.D9]" office:value-type="float" office:value="3.92000000000003">
            <text:p>3,92</text:p>
          </table:table-cell>
          <table:table-cell table:formula="of:=[.F9]/[.$D$12]*100" office:value-type="float" office:value="1.38091379856978">
            <text:p>1,38</text:p>
          </table:table-cell>
          <table:table-cell/>
          <table:table-cell office:value-type="float" office:value="80">
            <text:p>80</text:p>
          </table:table-cell>
          <table:table-cell table:formula="of:=[.G9]" office:value-type="float" office:value="1.38091379856978">
            <text:p>1,3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.3">
            <text:p>4,3</text:p>
          </table:table-cell>
          <table:table-cell office:value-type="float" office:value="2.73">
            <text:p>2,73</text:p>
          </table:table-cell>
          <table:table-cell table:formula="of:=[.B10]-[.C10]" office:value-type="float" office:value="1.57">
            <text:p>1,57</text:p>
          </table:table-cell>
          <table:table-cell table:formula="of:=[.D10]/[.$D$12]*100" office:value-type="float" office:value="0.55307006728432">
            <text:p>0,55</text:p>
          </table:table-cell>
          <table:table-cell table:formula="of:=[.F9]-[.D10]" office:value-type="float" office:value="2.35000000000003">
            <text:p>2,35</text:p>
          </table:table-cell>
          <table:table-cell table:formula="of:=[.F10]/[.$D$12]*100" office:value-type="float" office:value="0.827843731285458">
            <text:p>0,83</text:p>
          </table:table-cell>
          <table:table-cell/>
          <table:table-cell office:value-type="float" office:value="63">
            <text:p>63</text:p>
          </table:table-cell>
          <table:table-cell table:formula="of:=[.G10]" office:value-type="float" office:value="0.827843731285458">
            <text:p>0,83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5.1">
            <text:p>5,1</text:p>
          </table:table-cell>
          <table:table-cell office:value-type="float" office:value="2.75">
            <text:p>2,75</text:p>
          </table:table-cell>
          <table:table-cell table:formula="of:=[.B11]-[.C11]" office:value-type="float" office:value="2.35">
            <text:p>2,35</text:p>
          </table:table-cell>
          <table:table-cell table:formula="of:=[.D11]/[.$D$12]*100" office:value-type="float" office:value="0.827843731285447">
            <text:p>0,83</text:p>
          </table:table-cell>
          <table:table-cell table:formula="of:=[.F10]-[.D11]" office:value-type="float" office:value="0.0000000000000306421554796543">
            <text:p>0</text:p>
          </table:table-cell>
          <table:table-cell table:formula="of:=[.F11]/[.$D$12]*100" office:value-type="float" office:value="0.0000000000000107944324795344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1]" office:value-type="float" office:value="0.0000000000000107944324795344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2" table:end-x="1.563cm" table:end-y="0.399cm" draw:z-index="0" draw:style-name="gr1" draw:text-style-name="P1" svg:width="23.194cm" svg:height="9.006cm" svg:x="0.95cm" svg:y="0.425cm">
              <draw:object draw:notify-on-update-of-ranges="Sheet1.A3:Sheet1.A10 Sheet1.J1:Sheet1.J2 Sheet1.G3:Sheet1.G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283.87">
            <text:p>283,87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7" office:value-type="string">
            <text:p>Sand Thailandia comp346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5" office:value-type="float" office:value="96.8295346461408">
            <text:p>96,83</text:p>
          </table:table-cell>
          <table:table-cell table:number-columns-repeated="5"/>
        </table:table-row>
        <table:table-row table:style-name="ro1">
          <table:table-cell table:style-name="ce6" office:value-type="float" office:value="300">
            <text:p>300</text:p>
          </table:table-cell>
          <table:table-cell table:style-name="ce6" office:value-type="float" office:value="90.9465600450911">
            <text:p>90,95</text:p>
          </table:table-cell>
          <table:table-cell table:number-columns-repeated="5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5" office:value-type="float" office:value="69.5283052101314">
            <text:p>69,53</text:p>
          </table:table-cell>
          <table:table-cell table:number-columns-repeated="5"/>
        </table:table-row>
        <table:table-row table:style-name="ro1">
          <table:table-cell table:style-name="ce6" office:value-type="float" office:value="212">
            <text:p>212</text:p>
          </table:table-cell>
          <table:table-cell table:style-name="ce6" office:value-type="float" office:value="45.2566315566985">
            <text:p>45,26</text:p>
          </table:table-cell>
          <table:table-cell table:number-columns-repeated="5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5" office:value-type="float" office:value="8.69059780885618">
            <text:p>8,69</text:p>
          </table:table-cell>
          <table:table-cell table:number-columns-repeated="5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 office:value-type="float" office:value="1.99739317293128">
            <text:p>2</text:p>
          </table:table-cell>
          <table:table-cell table:number-columns-repeated="5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office:value-type="float" office:value="1.38091379856978">
            <text:p>1,38</text:p>
          </table:table-cell>
          <table:table-cell table:number-columns-repeated="5"/>
        </table:table-row>
        <table:table-row table:style-name="ro1">
          <table:table-cell table:style-name="ce6" office:value-type="float" office:value="63">
            <text:p>63</text:p>
          </table:table-cell>
          <table:table-cell table:style-name="ce6" office:value-type="float" office:value="0.827843731285458">
            <text:p>0,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>
            <draw:frame table:end-cell-address="Sheet2.G31" table:end-x="1.024cm" table:end-y="0.406cm" draw:z-index="0" draw:style-name="gr1" draw:text-style-name="P1" svg:width="14.249cm" svg:height="8.089cm" svg:x="0cm" svg:y="0.44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20/04/2015</text:date>, <text:time>15.34.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3M25S</meta:editing-duration>
    <meta:editing-cycles>11</meta:editing-cycles>
    <meta:generator>OpenOffice/4.0.1$Win32 OpenOffice.org_project/401m5$Build-9714</meta:generator>
    <dc:date>2015-04-20T15:34:52.96</dc:date>
    <meta:document-statistic meta:table-count="3" meta:cell-count="118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0 Sheet1.J1:Sheet1.J2 Sheet1.G3:Sheet1.G10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0" chart:label-cell-address="Sheet1.J1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A3:Sheet1.A10</svg:desc>
                </draw:g>
              </table:table-cell>
              <table:table-cell office:value-type="float" office:value="96.8295346461408">
                <text:p>96.8295346461408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90.9465600450911">
                <text:p>90.946560045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9.5283052101314">
                <text:p>69.5283052101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45.2566315566985">
                <text:p>45.2566315566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8.69059780885618">
                <text:p>8.69059780885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99739317293128">
                <text:p>1.99739317293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38091379856978">
                <text:p>1.38091379856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827843731285458">
                <text:p>0.827843731285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cm" svg:height="8.09cm" xlink:href="." xlink:type="simple" chart:class="chart:scatter" chart:style-name="ch1">
        <chart:plot-area chart:style-name="ch2" chart:data-source-has-labels="both" svg:x="1.323cm" svg:y="0.779cm" svg:width="12.357cm" svg:height="6.142cm">
          <chartooo:coordinate-region svg:x="2.13cm" svg:y="0.991cm" svg:width="11.178cm" svg:height="5.257cm"/>
          <chart:axis chart:dimension="x" chart:name="primary-x" chart:style-name="ch3" chartooo:axis-type="auto">
            <chart:title svg:x="6.385cm" svg:y="7.083cm" chart:style-name="ch4">
              <text:p>Diametro (µm)</text:p>
            </chart:title>
            <chart:categories table:cell-range-address="local-table.$A$2:.$A$9"/>
            <chart:grid chart:style-name="ch5" chart:class="minor"/>
          </chart:axis>
          <chart:axis chart:dimension="y" chart:name="primary-y" chart:style-name="ch6">
            <chart:title svg:x="0.451cm" svg:y="4.899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</table:table-cell>
              <table:table-cell office:value-type="float" office:value="96.8295346461408">
                <text:p>96.82953464614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90.9465600450911">
                <text:p>90.946560045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9.5283052101314">
                <text:p>69.5283052101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45.2566315566985">
                <text:p>45.2566315566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8.69059780885618">
                <text:p>8.69059780885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99739317293128">
                <text:p>1.99739317293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38091379856978">
                <text:p>1.38091379856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827843731285458">
                <text:p>0.827843731285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